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4cm" svg:height="1.8cm" svg:x="1cm" svg:y="1cm">
          <draw:text-box>
            <text:p>Algorigramme Main</text:p>
          </draw:text-box>
        </draw:frame>
        <draw:custom-shape draw:style-name="gr2" draw:text-style-name="P2" draw:layer="layout" svg:width="7.178cm" svg:height="2.377cm" svg:x="3.161cm" svg:y="3cm">
          <text:p text:style-name="P1"><text:span text:style-name="T1">Initialisation </text:span><text:span text:style-name="T2">: </text:span></text:p>
          <text:p text:style-name="P1"><text:span text:style-name="T2">Interruptions : INT0 télécommande, </text:span></text:p>
          <text:p text:style-name="P1"><text:span text:style-name="T2">Timer2, timer0</text:span></text:p>
          <text:p text:style-name="P1"><text:span text:style-name="T2">Horloge, E/S,I2C, adc, 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77cm" svg:height="2.575cm" svg:x="3.311cm" svg:y="6.525cm">
          <text:p text:style-name="P1"><text:span text:style-name="T1">Gestion du PWM G/D</text:span><text:span text:style-name="T2"> : </text:span></text:p>
          <text:p text:style-name="P1"><text:span text:style-name="T2">période (1ms), </text:span></text:p>
          <text:p text:style-name="P1"><text:span text:style-name="T2">rapport cyclique (50%), </text:span></text:p>
          <text:p text:style-name="P1"><text:span text:style-name="T2">PWMD(RC1), PWMG(RC2)</text:span></text:p>
          <text:p text:style-name="P1"><text:span text:style-name="T2">Cf timer2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825cm" svg:y1="5.377cm" svg:x2="6.825cm" svg:y2="6.471cm">
          <text:p/>
        </draw:line>
        <draw:line draw:style-name="gr3" draw:text-style-name="P3" draw:layer="layout" svg:x1="6.861cm" svg:y1="9.1cm" svg:x2="6.861cm" svg:y2="10.1cm">
          <text:p/>
        </draw:line>
        <draw:custom-shape draw:style-name="gr2" draw:text-style-name="P4" xml:id="id10" draw:id="id10" draw:layer="layout" svg:width="7.103cm" svg:height="1.805cm" svg:x="3.4cm" svg:y="10cm">
          <text:p text:style-name="P1"><text:span text:style-name="T1">Direction D/G : </text:span><text:span text:style-name="T3">Ici la direction</text:span></text:p>
          <text:p text:style-name="P1"><text:span text:style-name="T3">est toujours la même pour D et </text:span></text:p>
          <text:p text:style-name="P1"><text:span text:style-name="T3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7.402cm" svg:height="2.297cm" svg:x="3.201cm" svg:y="16.3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1" draw:id="id1" draw:layer="layout" svg:width="7.377cm" svg:height="2.4cm" svg:x="3.201cm" svg:y="19.535cm">
          <text:p text:style-name="P3"><text:span text:style-name="T2">Détection d'un objet</text:span></text:p>
          <text:p text:style-name="P3"><text:span text:style-name="T2">40 &lt; x &lt; 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6.939cm" svg:y1="18.597cm" svg:x2="6.901cm" svg:y2="19.558cm">
          <text:p/>
        </draw:line>
        <draw:frame draw:style-name="gr4" draw:text-style-name="P6" draw:layer="layout" svg:width="0.739cm" svg:height="0.825cm" svg:x="10.601cm" svg:y="16.758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562cm" svg:y="17.958cm">
          <draw:text-box>
            <text:p><text:span text:style-name="T2">1</text:span></text:p>
          </draw:text-box>
        </draw:frame>
        <draw:frame draw:style-name="gr4" draw:text-style-name="P6" draw:layer="layout" svg:width="0.739cm" svg:height="0.825cm" svg:x="10.501cm" svg:y="20.133cm">
          <draw:text-box>
            <text:p><text:span text:style-name="T2">0</text:span></text:p>
          </draw:text-box>
        </draw:frame>
        <draw:custom-shape draw:style-name="gr2" draw:text-style-name="P5" xml:id="id2" draw:id="id2" draw:layer="layout" svg:width="5.339cm" svg:height="1.9cm" svg:x="4.214cm" svg:y="23.08cm">
          <text:p text:style-name="P3"><text:span text:style-name="T2">Moteurs D/G en marche : </text:span></text:p>
          <text:p text:style-name="P3"><text:span text:style-name="T2">CCPR1L = 50%</text:span></text:p>
          <text:p text:style-name="P3"><text:span text:style-name="T2">CCPR2L = 5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89cm" svg:y1="21.935cm" svg:x2="6.883cm" svg:y2="23.08cm" draw:start-shape="id1" draw:start-glue-point="6" draw:end-shape="id2" draw:end-glue-point="0" svg:d="M6890 21935v573h-7v572">
          <text:p/>
        </draw:connector>
        <draw:custom-shape draw:style-name="gr2" draw:text-style-name="P5" xml:id="id3" draw:id="id3" draw:layer="layout" svg:width="5.339cm" svg:height="1.9cm" svg:x="9.94cm" svg:y="23.058cm">
          <text:p text:style-name="P3"><text:span text:style-name="T2">Moteurs D/G arrêt : </text:span></text:p>
          <text:p text:style-name="P3"><text:span text:style-name="T2">CCPR1L = 0</text:span></text:p>
          <text:p text:style-name="P3"><text:span text:style-name="T2">CCPR2L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78cm" svg:y1="20.735cm" svg:x2="12.609cm" svg:y2="23.058cm" draw:start-shape="id1" draw:start-glue-point="7" draw:end-shape="id3" draw:end-glue-point="0" svg:d="M10578 20735h2031v2323">
          <text:p/>
        </draw:connector>
        <draw:custom-shape draw:style-name="gr2" draw:text-style-name="P5" xml:id="id4" draw:id="id4" draw:layer="layout" svg:width="5.339cm" svg:height="1.9cm" svg:x="4.201cm" svg:y="26.658cm">
          <text:p text:style-name="P3"><text:span text:style-name="T2">Affichage 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xml:id="id5" draw:id="id5" draw:layer="layout" draw:type="line" svg:x1="6.883cm" svg:y1="24.98cm" svg:x2="6.87cm" svg:y2="26.658cm" draw:start-shape="id2" draw:start-glue-point="2" draw:end-shape="id4" draw:end-glue-point="0" svg:d="M6883 24980l-13 1678">
          <text:p/>
        </draw:connector>
        <draw:connector draw:style-name="gr3" draw:text-style-name="P3" draw:layer="layout" svg:x1="12.609cm" svg:y1="24.958cm" svg:x2="6.876cm" svg:y2="25.819cm" draw:start-shape="id3" draw:start-glue-point="2" draw:end-shape="id5" draw:end-glue-point="0" svg:d="M12609 24958v861h-5733">
          <text:p/>
        </draw:connector>
        <draw:frame draw:style-name="gr5" draw:text-style-name="P6" draw:layer="layout" svg:width="0.739cm" svg:height="0.725cm" svg:x="6.54cm" svg:y="21.333cm">
          <draw:text-box>
            <text:p><text:span text:style-name="T2">1</text:span></text:p>
          </draw:text-box>
        </draw:frame>
        <draw:connector draw:style-name="gr3" draw:text-style-name="P3" draw:layer="layout" draw:line-skew="0cm -0.5cm" svg:x1="6.87cm" svg:y1="28.558cm" svg:x2="3.201cm" svg:y2="17.449cm" draw:start-shape="id4" draw:start-glue-point="2" draw:end-shape="id6" draw:end-glue-point="5" svg:d="M6870 28558v502h-4670v-11611h1001">
          <text:p/>
        </draw:connector>
        <draw:custom-shape draw:style-name="gr2" draw:text-style-name="P5" xml:id="id7" draw:id="id7" draw:layer="layout" svg:width="5.3cm" svg:height="2cm" svg:x="14.74cm" svg:y="18.558cm">
          <text:p text:style-name="P3"><text:span text:style-name="T2">Séquence d'arrêt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603cm" svg:y1="17.449cm" svg:x2="17.39cm" svg:y2="18.558cm" draw:start-shape="id6" draw:start-glue-point="7" draw:end-shape="id7" draw:end-glue-point="0" svg:d="M10603 17449h6787v1109">
          <text:p/>
        </draw:connector>
        <draw:custom-shape draw:style-name="gr2" draw:text-style-name="P3" xml:id="id8" draw:id="id8" draw:layer="layout" svg:width="3.3cm" svg:height="1cm" svg:x="15.74cm" svg:y="21.758cm">
          <text:p text:style-name="P3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7.39cm" svg:y1="20.558cm" svg:x2="17.39cm" svg:y2="21.758cm" draw:start-shape="id7" draw:start-glue-point="2" draw:end-shape="id8" draw:end-glue-point="0" svg:d="M17390 20558v1200">
          <text:p/>
        </draw:connector>
        <draw:custom-shape draw:style-name="gr2" draw:text-style-name="P5" xml:id="id9" draw:id="id9" draw:layer="layout" svg:width="7.3cm" svg:height="2.2cm" svg:x="3.3cm" svg:y="13.2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95cm" svg:y1="15.4cm" svg:x2="6.902cm" svg:y2="16.3cm" draw:start-shape="id9" draw:start-glue-point="6" draw:end-shape="id6" draw:end-glue-point="4" svg:d="M6950 15400v450h-48v450">
          <text:p/>
        </draw:connector>
        <draw:connector draw:style-name="gr3" draw:text-style-name="P3" xml:id="id11" draw:id="id11" draw:layer="layout" svg:x1="6.951cm" svg:y1="11.805cm" svg:x2="6.95cm" svg:y2="13.2cm" draw:start-shape="id10" draw:start-glue-point="2" draw:end-shape="id9" draw:end-glue-point="4" svg:d="M6951 11805v698h-1v697">
          <text:p/>
        </draw:connector>
        <draw:connector draw:style-name="gr3" draw:text-style-name="P3" draw:layer="layout" svg:x1="10.6cm" svg:y1="14.3cm" svg:x2="6.95cm" svg:y2="12.503cm" draw:start-shape="id9" draw:start-glue-point="7" draw:end-shape="id11" draw:end-glue-point="0" svg:d="M10600 14300h501v-1797h-4151">
          <text:p/>
        </draw:connector>
        <draw:frame draw:style-name="gr4" draw:text-style-name="P6" draw:layer="layout" svg:width="0.739cm" svg:height="0.825cm" svg:x="10.561cm" svg:y="14.475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6cm" svg:y="14.775cm">
          <draw:text-box>
            <text:p><text:span text:style-name="T2">1</text:span></text:p>
          </draw:text-box>
        </draw:frame>
      </draw:page>
      <draw:page draw:name="page2" draw:style-name="dp1" draw:master-page-name="Standard">
        <draw:frame draw:style-name="gr6" draw:layer="layout" svg:width="4.7cm" svg:height="1.675cm" svg:x="1cm" svg:y="1cm">
          <draw:text-box>
            <text:p>Algorigramme</text:p>
            <text:p>Interruptions</text:p>
          </draw:text-box>
        </draw:frame>
        <draw:ellipse draw:style-name="gr7" draw:text-style-name="P3" xml:id="id12" draw:id="id12" draw:layer="layout" svg:width="4.5cm" svg:height="1.8cm" svg:x="2.1cm" svg:y="3.7cm">
          <text:p text:style-name="P3"><text:span text:style-name="T2">Télécommande</text:span></text:p>
        </draw:ellipse>
        <draw:custom-shape draw:style-name="gr2" draw:text-style-name="P3" xml:id="id13" draw:id="id13" draw:layer="layout" svg:width="4.3cm" svg:height="1.8cm" svg:x="2.2cm" svg:y="6.6cm">
          <text:p text:style-name="P3"><text:span text:style-name="T2">INT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35cm" svg:y1="5.5cm" svg:x2="4.35cm" svg:y2="6.6cm" draw:start-shape="id12" draw:start-glue-point="2" draw:end-shape="id13" draw:end-glue-point="4" svg:d="M4350 5500v1100">
          <text:p/>
        </draw:connector>
        <draw:custom-shape draw:style-name="gr2" draw:text-style-name="P5" xml:id="id14" draw:id="id14" draw:layer="layout" svg:width="3.6cm" svg:height="1.5cm" svg:x="6.6cm" svg:y="9cm">
          <text:p text:style-name="P3"><text:span text:style-name="T2">INT0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4cm" svg:height="1.7cm" svg:x="6.4cm" svg:y="11.5cm">
          <text:p text:style-name="P3"><text:span text:style-name="T2">START = ~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5cm" svg:y1="7.5cm" svg:x2="8.4cm" svg:y2="9cm" draw:start-shape="id13" draw:start-glue-point="7" draw:end-shape="id14" svg:d="M6500 7500h1900v1500">
          <text:p/>
        </draw:connector>
        <draw:connector draw:style-name="gr3" draw:text-style-name="P3" draw:layer="layout" svg:x1="8.4cm" svg:y1="10.5cm" svg:x2="8.4cm" svg:y2="11.5cm" draw:start-shape="id14" draw:start-glue-point="2" draw:end-shape="id15" draw:end-glue-point="0" svg:d="M8400 10500v1000">
          <text:p/>
        </draw:connector>
        <draw:custom-shape draw:style-name="gr2" draw:text-style-name="P5" xml:id="id16" draw:id="id16" draw:layer="layout" svg:width="3.7cm" svg:height="1.5cm" svg:x="2.484cm" svg:y="14.271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35cm" svg:y1="8.4cm" svg:x2="4.334cm" svg:y2="14.271cm" draw:start-shape="id13" draw:start-glue-point="6" draw:end-shape="id16" draw:end-glue-point="0" svg:d="M4350 8400v2936h-16v2935">
          <text:p/>
        </draw:connector>
        <draw:connector draw:style-name="gr3" draw:text-style-name="P3" draw:layer="layout" svg:x1="8.4cm" svg:y1="13.2cm" svg:x2="4.361cm" svg:y2="13.52cm" draw:start-shape="id15" draw:start-glue-point="2" svg:d="M8400 13200v502h-4039v-182">
          <text:p/>
        </draw:connector>
        <draw:ellipse draw:style-name="gr7" draw:text-style-name="P3" xml:id="id17" draw:id="id17" draw:layer="layout" svg:width="4.5cm" svg:height="1.8cm" svg:x="12.4cm" svg:y="3.7cm">
          <text:p text:style-name="P3"><text:span text:style-name="T2">Timer2</text:span></text:p>
        </draw:ellipse>
        <draw:custom-shape draw:style-name="gr2" draw:text-style-name="P5" xml:id="id18" draw:id="id18" draw:layer="layout" svg:width="4.3cm" svg:height="1.8cm" svg:x="12.5cm" svg:y="6.6cm">
          <text:p text:style-name="P3"><text:span text:style-name="T2">TIMER2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5cm" svg:x2="14.65cm" svg:y2="6.6cm" draw:start-shape="id17" draw:start-glue-point="2" draw:end-shape="id18" draw:end-glue-point="4" svg:d="M14650 5500v1100">
          <text:p/>
        </draw:connector>
        <draw:custom-shape draw:style-name="gr2" draw:text-style-name="P5" xml:id="id19" draw:id="id19" draw:layer="layout" svg:width="3.6cm" svg:height="1.5cm" svg:x="16.2cm" svg:y="9cm">
          <text:p text:style-name="P3"><text:span text:style-name="T2">TIMER2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8cm" svg:y1="7.5cm" svg:x2="18cm" svg:y2="9cm" draw:start-shape="id18" draw:start-glue-point="7" draw:end-shape="id19" draw:end-glue-point="0" svg:d="M16800 7500h1200v1500">
          <text:p/>
        </draw:connector>
        <draw:custom-shape draw:style-name="gr2" draw:text-style-name="P5" xml:id="id20" draw:id="id20" draw:layer="layout" svg:width="3.7cm" svg:height="1.5cm" svg:x="12.8cm" svg:y="12.5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65cm" svg:y1="8.4cm" svg:x2="14.65cm" svg:y2="12.5cm" draw:start-shape="id18" draw:start-glue-point="6" draw:end-shape="id20" draw:end-glue-point="0" svg:d="M14650 8400v4100">
          <text:p/>
        </draw:connector>
        <draw:connector draw:style-name="gr3" draw:text-style-name="P3" draw:layer="layout" svg:x1="18cm" svg:y1="10.5cm" svg:x2="14.593cm" svg:y2="10.985cm" draw:start-shape="id19" draw:start-glue-point="2" svg:d="M18000 10500v502h-3407v-17">
          <text:p/>
        </draw:connector>
        <draw:frame draw:style-name="gr8" draw:text-style-name="P6" draw:layer="layout" svg:width="0.7cm" svg:height="0.725cm" svg:x="13.9cm" svg:y="8.5cm">
          <draw:text-box>
            <text:p><text:span text:style-name="T2">0</text:span></text:p>
          </draw:text-box>
        </draw:frame>
        <draw:frame draw:style-name="gr8" draw:text-style-name="P6" draw:layer="layout" svg:width="0.7cm" svg:height="0.725cm" svg:x="16.7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6.4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4.3cm" svg:y="8.3cm">
          <draw:text-box>
            <text:p><text:span text:style-name="T2">0</text:span></text:p>
          </draw:text-box>
        </draw:frame>
        <draw:ellipse draw:style-name="gr7" draw:text-style-name="P3" xml:id="id21" draw:id="id21" draw:layer="layout" svg:width="4.5cm" svg:height="1.8cm" svg:x="2cm" svg:y="16.9cm">
          <text:p text:style-name="P3"><text:span text:style-name="T2">Timer0</text:span></text:p>
        </draw:ellipse>
        <draw:custom-shape draw:style-name="gr2" draw:text-style-name="P5" xml:id="id22" draw:id="id22" draw:layer="layout" svg:width="4.3cm" svg:height="1.8cm" svg:x="2.1cm" svg:y="19.8cm">
          <text:p text:style-name="P3"><text:span text:style-name="T2">TIMER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25cm" svg:y1="18.7cm" svg:x2="4.25cm" svg:y2="19.8cm" draw:start-shape="id21" draw:start-glue-point="2" draw:end-shape="id22" draw:end-glue-point="4" svg:d="M4250 18700v1100">
          <text:p/>
        </draw:connector>
        <draw:custom-shape draw:style-name="gr2" draw:text-style-name="P5" xml:id="id23" draw:id="id23" draw:layer="layout" svg:width="3.6cm" svg:height="1.5cm" svg:x="5.8cm" svg:y="22.2cm">
          <text:p text:style-name="P3"><text:span text:style-name="T2">TIMEROIF = 0</text:span></text:p>
          <text:p text:style-name="P3"><text:span text:style-name="T2">ADCON0.GO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4cm" svg:y1="20.7cm" svg:x2="7.6cm" svg:y2="22.2cm" draw:start-shape="id22" draw:start-glue-point="7" draw:end-shape="id23" draw:end-glue-point="0" svg:d="M6400 20700h1200v1500">
          <text:p/>
        </draw:connector>
        <draw:custom-shape draw:style-name="gr2" draw:text-style-name="P5" xml:id="id24" draw:id="id24" draw:layer="layout" svg:width="3.7cm" svg:height="1.5cm" svg:x="2.4cm" svg:y="25.7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25cm" svg:y1="21.6cm" svg:x2="4.25cm" svg:y2="25.7cm" draw:start-shape="id22" draw:start-glue-point="6" draw:end-shape="id24" draw:end-glue-point="0" svg:d="M4250 21600v4100">
          <text:p/>
        </draw:connector>
        <draw:connector draw:style-name="gr3" draw:text-style-name="P3" draw:layer="layout" svg:x1="7.6cm" svg:y1="23.7cm" svg:x2="4.193cm" svg:y2="24.185cm" draw:start-shape="id23" draw:start-glue-point="2" svg:d="M7600 23700v502h-3407v-17">
          <text:p/>
        </draw:connector>
        <draw:frame draw:style-name="gr8" draw:text-style-name="P6" draw:layer="layout" svg:width="0.7cm" svg:height="0.725cm" svg:x="3.5cm" svg:y="21.7cm">
          <draw:text-box>
            <text:p><text:span text:style-name="T2">0</text:span></text:p>
          </draw:text-box>
        </draw:frame>
        <draw:frame draw:style-name="gr8" draw:text-style-name="P6" draw:layer="layout" svg:width="0.7cm" svg:height="0.725cm" svg:x="6.3cm" svg:y="20.075cm">
          <draw:text-box>
            <text:p><text:span text:style-name="T2">1</text:span></text:p>
          </draw:text-box>
        </draw:frame>
      </draw:page>
      <draw:page draw:name="page3" draw:style-name="dp1" draw:master-page-name="Standard">
        <draw:frame draw:style-name="gr9" draw:layer="layout" svg:width="6.3cm" svg:height="2.387cm" svg:x="1cm" svg:y="1cm">
          <draw:text-box>
            <text:p>Algorigramme </text:p>
            <text:p>Interruptions</text:p>
          </draw:text-box>
        </draw:frame>
        <draw:ellipse draw:style-name="gr7" draw:text-style-name="P3" xml:id="id25" draw:id="id25" draw:layer="layout" svg:width="4.5cm" svg:height="1.8cm" svg:x="8.3cm" svg:y="1.4cm">
          <text:p text:style-name="P3"><text:span text:style-name="T2">Batterie</text:span></text:p>
        </draw:ellipse>
        <draw:custom-shape draw:style-name="gr2" draw:text-style-name="P3" xml:id="id26" draw:id="id26" draw:layer="layout" svg:width="4.3cm" svg:height="1.8cm" svg:x="8.4cm" svg:y="4.4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0.55cm" svg:y1="3.2cm" svg:x2="10.55cm" svg:y2="4.4cm" draw:start-shape="id25" draw:start-glue-point="2" draw:end-shape="id26" draw:end-glue-point="4" svg:d="M10550 3200v501 198 501">
          <text:p/>
        </draw:connector>
        <draw:custom-shape draw:style-name="gr2" draw:text-style-name="P5" xml:id="id27" draw:id="id27" draw:layer="layout" svg:width="4.7cm" svg:height="1.5cm" svg:x="8.2cm" svg:y="7cm">
          <text:p text:style-name="P3"><text:span text:style-name="T2">PR1.ADIF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9" draw:id="id29" draw:layer="layout" svg:width="5.5cm" svg:height="1.8cm" svg:x="7.795cm" svg:y="11.6cm">
          <text:p text:style-name="P3"><text:span text:style-name="T2">ADCON0.GO = 0</text:span></text:p>
          <text:p text:style-name="P3"><text:span text:style-name="T2">SommeVbat += ADRESH/L</text:span></text:p>
          <text:p text:style-name="P3"><text:span text:style-name="T2">nbMesure 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6.2cm" svg:x2="10.55cm" svg:y2="7cm" draw:start-shape="id26" draw:start-glue-point="6" draw:end-shape="id27" draw:end-glue-point="0" svg:d="M10550 6200v501-202 501">
          <text:p/>
        </draw:connector>
        <draw:custom-shape draw:style-name="gr2" draw:text-style-name="P3" xml:id="id30" draw:id="id30" draw:layer="layout" svg:width="4.3cm" svg:height="1.8cm" svg:x="8.395cm" svg:y="14.1cm">
          <text:p text:style-name="P3"><text:span text:style-name="T2">nbMesure 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28" draw:id="id28" draw:layer="layout" svg:width="4.1cm" svg:height="2cm" svg:x="8.495cm" svg:y="27.2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draw:line-skew="1.098cm 1.198cm" svg:x1="12.7cm" svg:y1="5.3cm" svg:x2="12.595cm" svg:y2="28.2cm" draw:start-shape="id26" draw:start-glue-point="7" draw:end-shape="id28" svg:d="M12700 5300h1600l-5 22900h-1700">
          <text:p/>
        </draw:connector>
        <draw:connector draw:style-name="gr3" draw:text-style-name="P3" draw:layer="layout" draw:type="lines" svg:x1="10.545cm" svg:y1="13.4cm" svg:x2="10.545cm" svg:y2="14.1cm" draw:start-shape="id29" draw:start-glue-point="2" draw:end-shape="id30" draw:end-glue-point="4" svg:d="M10545 13400v501-302 501">
          <text:p/>
        </draw:connector>
        <draw:connector draw:style-name="gr3" draw:text-style-name="P3" draw:layer="layout" draw:type="lines" svg:x1="12.695cm" svg:y1="15cm" svg:x2="14.3cm" svg:y2="14.994cm" draw:start-shape="id30" draw:start-glue-point="7" svg:d="M12695 15000h502l1103-6">
          <text:p/>
        </draw:connector>
        <draw:custom-shape draw:style-name="gr2" draw:text-style-name="P5" xml:id="id31" draw:id="id31" draw:layer="layout" svg:width="4.7cm" svg:height="1.9cm" svg:x="8.195cm" svg:y="16.6cm">
          <text:p text:style-name="P3"><text:span text:style-name="T2">Vbat = SommeVbat/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45cm" svg:y1="15.9cm" svg:x2="10.545cm" svg:y2="16.6cm" draw:start-shape="id30" draw:start-glue-point="6" draw:end-shape="id31" svg:d="M10545 15900v501-302 501">
          <text:p/>
        </draw:connector>
        <draw:custom-shape draw:style-name="gr2" draw:text-style-name="P3" xml:id="id32" draw:id="id32" draw:layer="layout" svg:width="4.3cm" svg:height="1.8cm" svg:x="8.395cm" svg:y="19cm">
          <text:p text:style-name="P3"><text:span text:style-name="T2">Vbat &lt; 10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draw:line-skew="0.298cm 0.198cm" svg:x1="12.695cm" svg:y1="19.9cm" svg:x2="12.795cm" svg:y2="25.5cm" draw:start-shape="id32" draw:start-glue-point="7" draw:end-shape="id33" draw:end-glue-point="1" svg:d="M12695 19900h800v5600h-700">
          <text:p/>
        </draw:connector>
        <draw:connector draw:style-name="gr3" draw:text-style-name="P3" draw:layer="layout" draw:type="lines" svg:x1="10.545cm" svg:y1="18.5cm" svg:x2="10.545cm" svg:y2="19cm" draw:start-shape="id31" draw:start-glue-point="2" draw:end-shape="id32" draw:end-glue-point="4" svg:d="M10545 18500v502-503 501">
          <text:p/>
        </draw:connector>
        <draw:custom-shape draw:style-name="gr2" draw:text-style-name="P5" xml:id="id34" draw:id="id34" draw:layer="layout" svg:width="4.5cm" svg:height="1.8cm" svg:x="8.281cm" svg:y="21.774cm">
          <text:p text:style-name="P3"><text:span text:style-name="T2">START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45cm" svg:y1="20.8cm" svg:x2="10.531cm" svg:y2="21.774cm" draw:start-shape="id32" draw:start-glue-point="6" draw:end-shape="id34" draw:end-glue-point="0" svg:d="M10545 20800v501l-14-28v501">
          <text:p/>
        </draw:connector>
        <draw:custom-shape draw:style-name="gr2" draw:text-style-name="P5" xml:id="id33" draw:id="id33" draw:layer="layout" svg:width="4.5cm" svg:height="1.6cm" svg:x="8.295cm" svg:y="24.7cm">
          <text:p text:style-name="P3"><text:span text:style-name="T2">Vbat = 0</text:span></text:p>
          <text:p text:style-name="P3"><text:span text:style-name="T2">nbMesure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31cm" svg:y1="23.574cm" svg:x2="10.545cm" svg:y2="24.7cm" draw:start-shape="id34" draw:start-glue-point="2" draw:end-shape="id33" draw:end-glue-point="0" svg:d="M10531 23574v563h14v563">
          <text:p/>
        </draw:connector>
        <draw:connector draw:style-name="gr3" draw:text-style-name="P3" draw:layer="layout" svg:x1="10.545cm" svg:y1="26.3cm" svg:x2="10.545cm" svg:y2="27.2cm" draw:start-shape="id33" draw:start-glue-point="2" draw:end-shape="id28" draw:end-glue-point="0" svg:d="M10545 26300v900">
          <text:p/>
        </draw:connector>
        <draw:custom-shape draw:style-name="gr2" draw:text-style-name="P3" xml:id="id35" draw:id="id35" draw:layer="layout" svg:width="4.3cm" svg:height="1.8cm" svg:x="8.4cm" svg:y="9.1cm">
          <text:p text:style-name="P3"><text:span text:style-name="T2">CHS ==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55cm" svg:y1="8.5cm" svg:x2="10.55cm" svg:y2="9.1cm" draw:start-shape="id27" draw:start-glue-point="2" draw:end-shape="id35" draw:end-glue-point="4" svg:d="M10550 8500v600">
          <text:p/>
        </draw:connector>
        <draw:connector draw:style-name="gr3" draw:text-style-name="P3" draw:layer="layout" svg:x1="10.55cm" svg:y1="10.9cm" svg:x2="10.545cm" svg:y2="11.6cm" draw:start-shape="id35" draw:start-glue-point="6" draw:end-shape="id29" draw:end-glue-point="0" svg:d="M10550 10900v350h-5v350">
          <text:p/>
        </draw:connector>
        <draw:connector draw:style-name="gr3" draw:text-style-name="P3" draw:layer="layout" svg:x1="12.7cm" svg:y1="10cm" svg:x2="14.304cm" svg:y2="10.005cm" draw:start-shape="id35" draw:start-glue-point="7" svg:d="M12700 10000h1053v5h551">
          <text:p/>
        </draw:connector>
      </draw:page>
      <draw:page draw:name="page4" draw:style-name="dp1" draw:master-page-name="Standard">
        <draw:frame draw:style-name="gr1" draw:layer="layout" svg:width="5.4cm" svg:height="1.8cm" svg:x="1cm" svg:y="1cm">
          <draw:text-box>
            <text:p>Algorigramme Détection objet</text:p>
          </draw:text-box>
        </draw:frame>
        <draw:ellipse draw:style-name="gr7" draw:text-style-name="P5" xml:id="id39" draw:id="id39" draw:layer="layout" svg:width="4.5cm" svg:height="1.8cm" svg:x="8.4cm" svg:y="3.2cm">
          <text:p text:style-name="P3"><text:span text:style-name="T2">Détection objet</text:span></text:p>
        </draw:ellipse>
        <draw:custom-shape draw:style-name="gr2" draw:text-style-name="P5" xml:id="id36" draw:id="id36" draw:layer="layout" svg:width="4.531cm" svg:height="1.931cm" svg:x="8.4cm" svg:y="6.069cm">
          <text:p text:style-name="P3"><text:span text:style-name="T2">ADCON0.GO = 1</text:span></text:p>
          <text:p text:style-name="P3"><text:span text:style-name="T2">CHS = 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7" draw:id="id37" draw:layer="layout" svg:width="4.9cm" svg:height="2.1cm" svg:x="8.2cm" svg:y="9.3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xml:id="id38" draw:id="id38" draw:layer="layout" draw:type="lines" svg:x1="10.665cm" svg:y1="8cm" svg:x2="10.65cm" svg:y2="9.3cm" draw:start-shape="id36" draw:start-glue-point="2" draw:end-shape="id37" draw:end-glue-point="4" svg:d="M10665 8000v500l-15 299v501">
          <text:p/>
        </draw:connector>
        <draw:connector draw:style-name="gr3" draw:text-style-name="P3" draw:layer="layout" draw:type="lines" draw:line-skew="0cm 2.3cm" svg:x1="13.1cm" svg:y1="10.35cm" svg:x2="10.657cm" svg:y2="8.649cm" draw:start-shape="id37" draw:start-glue-point="7" draw:end-shape="id38" draw:end-glue-point="0" svg:d="M13100 10350h502l-2-1701h-2943">
          <text:p/>
        </draw:connector>
        <draw:connector draw:style-name="gr3" draw:text-style-name="P3" draw:layer="layout" draw:type="lines" svg:x1="10.65cm" svg:y1="5cm" svg:x2="10.665cm" svg:y2="6.069cm" draw:start-shape="id39" draw:start-glue-point="2" draw:end-shape="id36" draw:end-glue-point="0" svg:d="M10650 5000v501l15 66v502">
          <text:p/>
        </draw:connector>
        <draw:custom-shape draw:style-name="gr2" draw:text-style-name="P5" xml:id="id40" draw:id="id40" draw:layer="layout" svg:width="4.531cm" svg:height="1.931cm" svg:x="8.4cm" svg:y="12.1cm">
          <text:p text:style-name="P3"><text:span text:style-name="T2">PIR1.ADIF = 0</text:span></text:p>
          <text:p text:style-name="P3"><text:span text:style-name="T2">IRDmes = ADRESH/L</text:span></text:p>
          <text:p text:style-name="P3"><text:span text:style-name="T2">CHS = I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1.4cm" svg:x2="10.665cm" svg:y2="12.1cm" draw:start-shape="id37" draw:start-glue-point="6" draw:end-shape="id40" draw:end-glue-point="0" svg:d="M10650 11400v502l15-304v502">
          <text:p/>
        </draw:connector>
        <draw:custom-shape draw:style-name="gr2" draw:text-style-name="P3" xml:id="id41" draw:id="id41" draw:layer="layout" svg:width="4.9cm" svg:height="2.1cm" svg:x="8.2cm" svg:y="15.1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xml:id="id42" draw:id="id42" draw:layer="layout" draw:type="lines" svg:x1="10.665cm" svg:y1="14.031cm" svg:x2="10.65cm" svg:y2="15.1cm" draw:start-shape="id40" draw:start-glue-point="2" draw:end-shape="id41" draw:end-glue-point="4" svg:d="M10665 14031v500l-15 68v501">
          <text:p/>
        </draw:connector>
        <draw:connector draw:style-name="gr3" draw:text-style-name="P3" draw:layer="layout" draw:type="lines" draw:line-skew="0cm 2.3cm" svg:x1="13.1cm" svg:y1="16.15cm" svg:x2="10.657cm" svg:y2="14.565cm" draw:start-shape="id41" draw:start-glue-point="7" draw:end-shape="id42" draw:end-glue-point="0" svg:d="M13100 16150h502l-2-1585h-2943">
          <text:p/>
        </draw:connector>
        <draw:custom-shape draw:style-name="gr2" draw:text-style-name="P5" xml:id="id43" draw:id="id43" draw:layer="layout" svg:width="4.5cm" svg:height="2.431cm" svg:x="8.4cm" svg:y="18.069cm">
          <text:p text:style-name="P3"><text:span text:style-name="T2">PIR1.ADIF = 0</text:span></text:p>
          <text:p text:style-name="P3"><text:span text:style-name="T2">IRGmes = ADRESH/L</text:span></text:p>
          <text:p text:style-name="P3"><text:span text:style-name="T2">CHS = Vbat</text:span></text:p>
          <text:p text:style-name="P3"><text:span text:style-name="T2">ADCON0.GO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7.2cm" svg:x2="10.65cm" svg:y2="18.069cm" draw:start-shape="id41" draw:start-glue-point="6" draw:end-shape="id43" draw:end-glue-point="0" svg:d="M10650 17200v502-135 502">
          <text:p/>
        </draw:connector>
        <draw:custom-shape draw:style-name="gr2" draw:text-style-name="P5" xml:id="id44" draw:id="id44" draw:layer="layout" svg:width="9.9cm" svg:height="1.7cm" svg:x="5.7cm" svg:y="22.1cm">
          <text:p text:style-name="P5"><text:span text:style-name="T2">Return (40 &lt; IRGmes &lt; 150 || 40 &lt; IRDmes &lt; 15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20.5cm" svg:x2="10.65cm" svg:y2="22.1cm" draw:start-shape="id43" draw:start-glue-point="2" draw:end-shape="id44" draw:end-glue-point="0" svg:d="M10650 20500v501 598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Maisonnave</meta:initial-creator>
    <meta:creation-date>2020-05-13T15:45:29.78</meta:creation-date>
    <dc:date>2020-05-22T00:44:31.11</dc:date>
    <dc:creator>Lucas Maisonnave</dc:creator>
    <meta:editing-duration>P1DT3H30M33S</meta:editing-duration>
    <meta:editing-cycles>16</meta:editing-cycles>
    <meta:generator>OpenOffice/4.1.7$Win32 OpenOffice.org_project/417m1$Build-9800</meta:generator>
    <meta:document-statistic meta:object-count="106"/>
  </office:meta>
</office:document-meta>
</file>